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Calibri1" svg:font-family="Calibri, 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2.0972in"/>
    </style:style>
    <style:style style:name="Table1.B" style:family="table-column">
      <style:table-column-properties style:column-width="2.097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2.0972in"/>
    </style:style>
    <style:style style:name="Table2.B" style:family="table-column">
      <style:table-column-properties style:column-width="2.0979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in" fo:margin-bottom="0in" loext:contextual-spacing="false" fo:line-height="100%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Normal">
      <style:text-properties fo:color="#ff0000" fo:font-weight="bold" style:font-weight-asian="bold" style:font-weight-complex="bold"/>
    </style:style>
    <style:style style:name="P5" style:family="paragraph" style:parent-style-name="Normal">
      <style:text-properties fo:color="#002060"/>
    </style:style>
    <style:style style:name="P6" style:family="paragraph" style:parent-style-name="Normal">
      <style:text-properties fo:color="#0084d1"/>
    </style:style>
    <style:style style:name="P7" style:family="paragraph" style:parent-style-name="Normal">
      <style:text-properties fo:color="#c5000b"/>
    </style:style>
    <style:style style:name="P8" style:family="paragraph" style:parent-style-name="Normal" style:master-page-name="MP0">
      <style:paragraph-properties style:page-number="auto" fo:break-before="page"/>
      <style:text-properties fo:color="#ff0000" fo:font-weight="bold" style:font-weight-asian="bold" style:font-weight-complex="bold"/>
    </style:style>
    <style:style style:name="P9" style:family="paragraph" style:parent-style-name="Normal">
      <style:text-properties officeooo:rsid="0012edf7" officeooo:paragraph-rsid="0012edf7"/>
    </style:style>
    <style:style style:name="P10" style:family="paragraph" style:parent-style-name="Normal">
      <style:text-properties officeooo:paragraph-rsid="0012edf7"/>
    </style:style>
    <style:style style:name="P11" style:family="paragraph" style:parent-style-name="Normal">
      <style:text-properties officeooo:rsid="0013949c" officeooo:paragraph-rsid="0013949c"/>
    </style:style>
    <style:style style:name="T1" style:family="text">
      <style:text-properties fo:color="#0084d1"/>
    </style:style>
    <style:style style:name="T2" style:family="text">
      <style:text-properties fo:color="#0084d1" style:font-name-complex="Calibri"/>
    </style:style>
    <style:style style:name="T3" style:family="text">
      <style:text-properties fo:color="#c5000b" style:font-name-complex="Calibri"/>
    </style:style>
    <style:style style:name="T4" style:family="text">
      <style:text-properties fo:color="#000000" style:text-line-through-style="none" style:text-line-through-type="none" style:font-name="Calibri1" fo:font-size="11.5pt" style:text-underline-style="none" fo:font-weight="normal" style:font-name-asian="Calibri1" style:font-size-asian="11.5pt" style:font-weight-asian="normal" style:font-name-complex="Calibri1" style:font-size-complex="11.5pt" style:font-weight-complex="normal"/>
    </style:style>
    <style:style style:name="T5" style:family="text">
      <style:text-properties officeooo:rsid="0012e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quivalent Classes and Properties</text:p>
      <text:p text:style-name="P4">Classe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ZOO</text:p>
          </table:table-cell>
          <table:table-cell table:style-name="Table1.A1" office:value-type="string">
            <text:p text:style-name="P1">wpCSP</text:p>
          </table:table-cell>
          <table:table-cell table:style-name="Table1.A1" office:value-type="string">
            <text:p text:style-name="P1">JRC-LIST</text:p>
          </table:table-cell>
        </table:table-row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Project</text:p>
          </table:table-cell>
        </table:table-row>
        <table:table-row>
          <table:table-cell table:style-name="Table1.A1" office:value-type="string">
            <text:p text:style-name="P3">category</text:p>
          </table:table-cell>
          <table:table-cell table:style-name="Table1.A1" office:value-type="string">
            <text:p text:style-name="P3">discipline</text:p>
          </table:table-cell>
          <table:table-cell table:style-name="Table1.A1" office:value-type="string">
            <text:p text:style-name="P3">primaryEnvironmentalField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projectName</text:p>
          </table:table-cell>
          <table:table-cell table:style-name="Table1.A1" office:value-type="string">
            <text:p text:style-name="P3">name</text:p>
          </table:table-cell>
        </table:table-row>
        <table:table-row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briefDescription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Began</text:p>
          </table:table-cell>
          <table:table-cell table:style-name="Table1.A1" office:value-type="string">
            <text:p text:style-name="P3">StartYear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rea</text:p>
          </table:table-cell>
          <table:table-cell table:style-name="Table1.A1" office:value-type="string">
            <text:p text:style-name="P3">geographicCoverag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first_photo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pp_debu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launch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sponsoringOrg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year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institution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task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teamMember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zoouserid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SDG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contact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websit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geographicExtent</text:p>
          </table:table-cell>
        </table:table-row>
      </table:table>
      <text:p text:style-name="Normal"/>
      <text:p text:style-name="Normal">Properties</text:p>
      <text:p text:style-name="Normal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ZOO</text:p>
          </table:table-cell>
          <table:table-cell table:style-name="Table2.A1" office:value-type="string">
            <text:p text:style-name="P1">wpCSP</text:p>
          </table:table-cell>
          <table:table-cell table:style-name="Table2.A1" office:value-type="string">
            <text:p text:style-name="P1">JRC-LIST</text:p>
          </table:table-cell>
        </table:table-row>
        <table:table-row>
          <table:table-cell table:style-name="Table2.A1" office:value-type="string">
            <text:p text:style-name="P3">hasZoouserid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hasName</text:p>
          </table:table-cell>
          <table:table-cell table:style-name="Table2.A1" office:value-type="string">
            <text:p text:style-name="P3">hasName</text:p>
          </table:table-cell>
          <table:table-cell table:style-name="Table2.A1" office:value-type="string">
            <text:p text:style-name="P3">hasName</text:p>
          </table:table-cell>
        </table:table-row>
        <table:table-row>
          <table:table-cell table:style-name="Table2.A1" office:value-type="string">
            <text:p text:style-name="P3">hasCategory</text:p>
          </table:table-cell>
          <table:table-cell table:style-name="Table2.A1" office:value-type="string">
            <text:p text:style-name="P3">hasDiscipline</text:p>
          </table:table-cell>
          <table:table-cell table:style-name="Table2.A1" office:value-type="string">
            <text:p text:style-name="P3">hasPrimaryEnvironmentalField</text:p>
          </table:table-cell>
        </table:table-row>
        <table:table-row>
          <table:table-cell table:style-name="Table2.A1" office:value-type="string">
            <text:p text:style-name="P3">hasDesc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2">hasBriefDescription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asSponsoringOrg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asBegan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hasArea</text:p>
          </table:table-cell>
          <table:table-cell table:style-name="Table2.A1" office:value-type="string">
            <text:p text:style-name="P3">hasGeographicCoverage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7">Axioms <text:s/>Zoo.ttl</text:p>
      <text:p text:style-name="P5"><text:span text:style-name="T1">Project </text:span><text:span text:style-name="Default_20_Paragraph_20_Font"><text:span text:style-name="T4"> </text:span></text:span><text:span text:style-name="T1">(hasTeammember <text:s/>some <text:s/>teamMember)</text:span></text:p>
      <text:p text:style-name="Normal"><text:span text:style-name="T1">teamMember <text:s/></text:span><text:span text:style-name="Default_20_Paragraph_20_Font"><text:span text:style-name="T4"> </text:span></text:span><text:span text:style-name="T1">( hasInstitution <text:s/>only <text:s/>institution) <text:s/>and <text:s/>(hasName <text:s/>only <text:s/>name) <text:s/>and <text:s/>(hasRole <text:s/>only <text:s/>role) <text:s/>or <text:s/>( hasZoouserid <text:s/>only <text:s/>zoouserid )</text:span></text:p>
      <text:p text:style-name="P7">Axioms <text:s/>jrcList.ttl</text:p>
      <text:p text:style-name="Normal"><text:span text:style-name="T1">CSP </text:span><text:span text:style-name="T4"> <text:s/></text:span><text:span text:style-name="T1">Project </text:span></text:p>
      <text:p text:style-name="Normal"><text:span text:style-name="T1">CSP </text:span><text:span text:style-name="Default_20_Paragraph_20_Font"><text:span text:style-name="T4"> </text:span></text:span><text:span text:style-name="T1"><text:s/>hasRelatedtosdg some SDG )</text:span></text:p>
      <text:p text:style-name="Normal"><text:span text:style-name="T1">Project </text:span><text:span text:style-name="Default_20_Paragraph_20_Font"><text:span text:style-name="T4"></text:span></text:span><text:span text:style-name="T1"> ( hasRelatedtosdg some SDG )</text:span></text:p>
      <text:p text:style-name="Normal"><text:soft-page-break/><text:span text:style-name="T1"><text:s/>CSP <text:s/></text:span><text:span text:style-name="Default_20_Paragraph_20_Font"><text:span text:style-name="T4"> </text:span></text:span><text:span text:style-name="T1">Project</text:span></text:p>
      <text:p text:style-name="Normal"><text:span text:style-name="T1">CSP </text:span><text:span text:style-name="Default_20_Paragraph_20_Font"><text:span text:style-name="T4"> </text:span></text:span><text:span text:style-name="T1">hasStronglyrelatedtosdg some SDG)</text:span></text:p>
      <text:p text:style-name="Normal"><text:span text:style-name="Default_20_Paragraph_20_Font"><text:span text:style-name="T2">Project </text:span></text:span><text:span text:style-name="Default_20_Paragraph_20_Font"><text:span text:style-name="T4"> </text:span></text:span><text:span text:style-name="Default_20_Paragraph_20_Font"><text:span text:style-name="T2">(hasStronglyrelatedtosdg some SDG)</text:span></text:span></text:p>
      <text:p text:style-name="P7"><text:span text:style-name="Default_20_Paragraph_20_Font"><text:span text:style-name="T3">Axioms <text:s/>wpCSP.ttl</text:span></text:span></text:p>
      <text:p text:style-name="P6">Project <text:span text:style-name="T4"> (</text:span>sponsoringOrg some wp) or ( sponsoringOrg some _: ) <text:s text:c="2"/>????? Blank nodes as _: name</text:p>
      <text:p text:style-name="P6">Project <text:span text:style-name="T4"> </text:span><text:s/>(discipline some wp) and (discipline some di)</text:p>
      <text:p text:style-name="P6"/>
      <text:p text:style-name="P9">Substring search → name, surname, role? Institution?</text:p>
      <text:p text:style-name="P10"><text:span text:style-name="T5">Projects categorized/dicipline to Science/space/etc</text:span></text:p>
      <text:p text:style-name="P9">Projects started by year</text:p>
      <text:p text:style-name="P11">Geo:France etc geographical search hcalGeographicalextent / etc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Calibri1" svg:font-family="Calibri, 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hyphenation-ladder-count="no-limit" style:text-autospace="none"/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title/>
    <dc:description/>
    <dc:subject/>
    <meta:initial-creator>diego guillen</meta:initial-creator>
    <meta:creation-date>2020-01-12T16:50:00Z</meta:creation-date>
    <dc:date>2020-01-15T17:07:34.244530293</dc:date>
    <meta:editing-cycles>10</meta:editing-cycles>
    <meta:editing-duration>PT2H56M49S</meta:editing-duration>
    <meta:document-statistic meta:table-count="2" meta:image-count="0" meta:object-count="0" meta:page-count="2" meta:paragraph-count="74" meta:word-count="168" meta:character-count="1266" meta:non-whitespace-character-count="1144"/>
    <meta:template xlink:type="simple" xlink:actuate="onRequest" xlink:title="" xlink:href="../../../../../Downloads/Equivalent%20Classes%20and%20Properties%20(1).odt/Normal"/>
  </office:meta>
</office:document-meta>
</file>